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T1" style:family="text">
      <style:text-properties officeooo:rsid="0017c585"/>
    </style:style>
    <style:style style:name="T2" style:family="text">
      <style:text-properties officeooo:rsid="00192993"/>
    </style: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6" text:date-value="2023-11-29T19:36:55.948432870" text:fixed="true">29.11.2023</text:date></text:p>
      <text:p text:style-name="Standard"><text:span text:style-name="T1">Mobile DevOPS olmadan </text:span>zorluklarla karşılaştık:</text:p>
      <text:p text:style-name="Standard">• Esnek olmayan ve kırılgan geliştirme ortamı</text:p>
      <text:p text:style-name="Standard">• QA ekibinin yeni sürümü onaylaması uzun zaman alıyor</text:p>
      <text:p text:style-name="Standard">• Uygulamanın yeni bir sürümünün yayınlanması uzun zaman alıyor</text:p>
      <text:p text:style-name="Standard">• Sürümlere ilişkin net bir sürecimiz veya sorumluluklarımız yok</text:p>
      <text:p text:style-name="Standard">Daha sonra, sağladığı faydalar nedeniyle Mobile DevOps süreçlerinin tüm bu sorunları çözmesine yardımcı olabileceğini fark etti<text:span text:style-name="T2">k;</text:span></text:p>
      <text:p text:style-name="Standard">Aşağıdakiler de dahil olmak üzere Mobil DevOps'un kapsamı:</text:p>
      <text:p text:style-name="Standard">• Sorunları çözme ve sonuçları daha hızlı sunma</text:p>
      <text:p text:style-name="Standard">• Sonuç olarak işletmeniz daha çevik olacak</text:p>
      <text:p text:style-name="Standard">• Güven ve işbirliği oluşturmak</text:p>
      <text:p text:style-name="Standard">• Otomasyondan inovasyon sonuçları</text:p>
      <text:p text:style-name="Standard">• Maliyetler ve riskler önemli ölçüde azalır</text:p>
      <text:p text:style-name="Standard">• Müşteri memnuniyetine odaklanmak</text:p>
      <text:p text:style-name="Standard">• Daha hızlı geri bildirim ve pazara sunma süresi</text:p>
      <text:p text:style-name="Standard">• Doğru çözümü oluşturma becerisi geliştirildi</text:p>
      <text:p text:style-name="Standard">• Daha iyi ürün kalitesi</text:p>
      <text:p text:style-name="Standard">• Daha güvenilir sürümler</text:p>
      <text:p text:style-name="Standard">• Geliştirilmiş üretkenlik</text:p>
      <text:p text:style-name="Standard">Mobil DevOps süreçleri işletmelerin sorunları daha hızlı çözmesine, daha çevik olmasına ve güven oluşturmasına yardımcı olabilir ve işbirliğini, maliyetleri ve riskleri azaltmayı, müşteri memnuniyetine odaklanmayı ve ürün kalitesini iyileştirmeyi, güvenilirlik, üretkenlik ve pazara sunma süresi<text:span text:style-name="T2">ni iyileştir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8:37:14.514443543</meta:creation-date>
    <meta:generator>LibreOffice/7.3.7.2$Linux_X86_64 LibreOffice_project/30$Build-2</meta:generator>
    <dc:date>2023-11-29T19:54:51.651709036</dc:date>
    <meta:editing-duration>PT9M7S</meta:editing-duration>
    <meta:editing-cycles>2</meta:editing-cycles>
    <meta:document-statistic meta:table-count="0" meta:image-count="0" meta:object-count="0" meta:page-count="1" meta:paragraph-count="20" meta:word-count="162" meta:character-count="1182" meta:non-whitespace-character-count="1040"/>
  </office:meta>
</office:document-meta>
</file>